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font-size-asian="12pt" style:font-size-complex="12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Standard">
      <style:paragraph-properties fo:text-align="start" style:justify-single-word="false" style:text-autospace="none" style:writing-mode="lr-tb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ΝΑΦΟΡΑ-ΠΑΡΑΤΗΡΗΣΕΙΣ</text:p>
      <text:p text:style-name="P1"/>
      <text:p text:style-name="P2"/>
      <text:p text:style-name="P3">3)<text:span text:style-name="T2">α)</text:span></text:p>
      <text:p text:style-name="P4"/>
      <text:p text:style-name="P3"><text:span text:style-name="T2">Το μέγιστο μέγεθος εικόνας που μπορούμε να υποστηρίξουμε χωρίς να συμβεί κάποιο σφάλμα χρόνου εκτέλεσης είναι το 32</text:span><text:span text:style-name="T1">x</text:span><text:span text:style-name="T2">32.Το σφάλμα οφείλεται στο ότι ο κώδικας μας χρησιμοποιεί τα </text:span><text:span text:style-name="T1">threads </text:span><text:span text:style-name="T2">ενός μοναδικού </text:span><text:span text:style-name="T1">block,</text:span><text:span text:style-name="T2">που στο σύνολό τους είναι 1024(32χ32). 'Ετσι κάθε </text:span><text:span text:style-name="T1">thread </text:span><text:span text:style-name="T2">υπολογίζει μόνο ένα στοιχείο-</text:span><text:span text:style-name="T1">pixel </text:span><text:span text:style-name="T2">του αποτελέσματος και συνεπώς δν υποστηρίζονται εικόνες μεγαλύτερου μεγέθους.</text:span></text:p>
      <text:p text:style-name="P4"/>
      <text:p text:style-name="P3"><text:span text:style-name="T2">β) Μετά από αρκετά πειράματα,η <text:s/>μέγιστη ακρίβεια εντοπίστηκε σε 5</text:span><text:span text:style-name="T1">e-324.</text:span><text:span text:style-name="T2">Για ακρίβεια 5</text:span><text:span text:style-name="T1">e</text:span><text:span text:style-name="T2">-325 παρουσιάζονται σφάλματα σύγκρισης.</text:span></text:p>
      <text:p text:style-name="P4"/>
      <text:p text:style-name="P3"><text:span text:style-name="T2">4)Με την χρήση πολλαπλών τετράγωνων </text:span><text:span text:style-name="T1">blocks </text:span><text:span text:style-name="T2">και ενός τετράγωνου </text:span><text:span text:style-name="T1">grid </text:span><text:span text:style-name="T2">τα μεγέθη της εικόνας που πλέον υποστηρίζονται ειναι 8192χ8192.</text:span></text:p>
      <text:p text:style-name="Standard"/>
      <text:p text:style-name="Standard">5)α)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4:43:29.48</meta:creation-date>
    <meta:generator>LibreOffice/3.5$Linux_X86_64 LibreOffice_project/350m1$Build-2</meta:generator>
    <dc:date>2013-03-25T18:48:06</dc:date>
    <meta:editing-duration>PT49M41S</meta:editing-duration>
    <meta:editing-cycles>11</meta:editing-cycles>
    <meta:document-statistic meta:table-count="0" meta:image-count="0" meta:object-count="0" meta:page-count="1" meta:paragraph-count="6" meta:word-count="89" meta:character-count="659" meta:non-whitespace-character-count="575"/>
  </office:meta>
</office:document-meta>
</file>